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mplex="Times New Roman" fo:color="#374151"/>
    </style:style>
    <style:style style:name="T3" style:parent-style-name="DefaultParagraphFont" style:family="text">
      <style:text-properties style:font-name-complex="Times New Roman" fo:color="#374151"/>
    </style:style>
    <style:style style:name="T4" style:parent-style-name="DefaultParagraphFont" style:family="text">
      <style:text-properties style:font-name-complex="Times New Roman" fo:color="#374151"/>
    </style:style>
    <style:style style:name="T5" style:parent-style-name="DefaultParagraphFont" style:family="text">
      <style:text-properties style:font-name-complex="Times New Roman" fo:color="#374151"/>
    </style:style>
  </office:automatic-styles>
  <office:body>
    <office:text text:use-soft-page-breaks="true">
      <text:p text:style-name="P1"><text:span text:style-name="T2">Learning entails transformative discoveries that reshape one's worldview and reveal the potential impacts of acquired knowledge. However,<text:s/></text:span><text:span text:style-name="T3">a</text:span><text:span text:style-name="T4"><text:s/>lack of excitement in learning experiences may arise when individuals are unfamiliar with effective learning approaches, indicating a mismatch between the learning process and an individual's interests or unique needs</text:span><text:span text:style-name="T5">.</text:span><text:s/>Growing up, certain subjects were much easier than others. Subjects like geography, art, and biology – or any subjects where images were available, made learning much more intriguing. I noticed I struggled more with abstract subjects like mathematics where numbers existed on a plain white background, covered with blue grid lines because I couldn't understand the significance of the numbers at the time. Interestingly, I began to struggle with subjects I did enjoy when faced with long blocks of text without any visuals. I wasn't the only one caught in this predicament, other young learners couldn't grasp the relevance of numbers in real life. This made me wonder if everything could exist as art if it were illustrated.</text:p>
      <text:p text:style-name="Normal"/>
      <text:p text:style-name="Normal">Education has evolved beyond traditional methods of textbooks and blackboards. The advent of the internet and search engines has made it effortless to access information without any second thoughts. Virtual and Augmented reality are increasingly becoming important technologies in the education sector as they offer an immersive experience. The way we learn is influenced by the innovations that exist. These innovations have a significant impact on shaping our learning experiences. (#8).</text:p>
      <text:p text:style-name="Normal"/>
      <text:p text:style-name="Normal">Technology can help bridge the learning gap, especially for visual learners like me. I initiated my exploration of the visualization of abstract concepts in 3D, and their easy display through mobile devices accessible anytime and anywhere. This led to the birth of my project ‘ARe – Augmented Reality Education’.</text:p>
      <text:p text:style-name="Normal"/>
      <text:p text:style-name="Normal">My project aims to create an enjoyable learning experience for students by using 3D visuals to break down complex abstract concepts. This will help to keep them engaged and maintain their interest throughout the learning process. I faced a question that defined my work: How can learners engage with abstract subjects through AR, visual designs, and interaction?</text:p>
      <text:p text:style-name="Normal"/>
      <text:p text:style-name="Normal">ARe is a mobile application that uses augmented reality technology to provide an interactive and educational experience to learners. The app generates 3D content on a mobile device which can be explored and interacted with through screen-touch interactions. Mathematics was chosen as the subject to be visualised, and Biology was also included to explore additional features to increase user engagement and learning. The application was developed using Unity and Vuforia engines specifically for Android mobile devices.</text:p>
      <text:p text:style-name="Normal"/>
      <text:p text:style-name="Normal">I utilized the Agile methodology variation to approach my project as a software development task and followed the Software Development Life Cycle process model to ensure proper planning and implementation of my design. Testing was crucial for the entire development timespan; thus, I implemented a Test-driven development.</text:p>
      <text:p text:style-name="Normal"/>
      <text:p text:style-name="Normal">During the project, I quickly realized the extensive work involved in developing visuals for abstract subjects. As a result, I chose to concentrate on using visuals and interactions to attract and engage learners while promoting active learning. In this critique, I will discuss my approach to achieving this. I will also address the project's limitations in terms of specific design choices and how they impacted the project’s outco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ughu Aiyewa</meta:initial-creator>
    <dc:creator>adeola oladimeji</dc:creator>
    <meta:creation-date>2023-12-18T15:36:00Z</meta:creation-date>
    <dc:date>2023-12-19T13:04:00Z</dc:date>
    <meta:template xlink:href="Normal" xlink:type="simple"/>
    <meta:editing-cycles>24</meta:editing-cycles>
    <meta:editing-duration>PT5100S</meta:editing-duration>
    <meta:user-defined meta:name="GrammarlyDocumentId">160d3d9589741424ea33309cc3f0ec8ce4fe753d00e697b4cac0caf8eb2dafa6</meta:user-defined>
    <meta:document-statistic meta:page-count="1" meta:paragraph-count="8" meta:word-count="534" meta:character-count="3530" meta:row-count="46" meta:non-whitespace-character-count="3004"/>
  </office:meta>
</office:document-meta>
</file>